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Versions/Version2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2010000001E0000001E12C2D7D09FCEF3E9.png" manifest:media-type="image/png"/>
  <manifest:file-entry manifest:full-path="Pictures/100002010000001E0000001E662C9D68EA7CF406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historico-de-versoes" style:family="table">
      <style:table-properties style:width="17cm" table:align="margins" style:may-break-between-rows="true" table:border-model="collapsing"/>
    </style:style>
    <style:style style:name="historico-de-versoes.A" style:family="table-column">
      <style:table-column-properties style:column-width="1.693cm" style:rel-column-width="6527*"/>
    </style:style>
    <style:style style:name="historico-de-versoes.B" style:family="table-column">
      <style:table-column-properties style:column-width="1.713cm" style:rel-column-width="6602*"/>
    </style:style>
    <style:style style:name="historico-de-versoes.C" style:family="table-column">
      <style:table-column-properties style:column-width="4.293cm" style:rel-column-width="16550*"/>
    </style:style>
    <style:style style:name="historico-de-versoes.D" style:family="table-column">
      <style:table-column-properties style:column-width="3.406cm" style:rel-column-width="13130*"/>
    </style:style>
    <style:style style:name="historico-de-versoes.E" style:family="table-column">
      <style:table-column-properties style:column-width="2.087cm" style:rel-column-width="8043*"/>
    </style:style>
    <style:style style:name="historico-de-versoes.F" style:family="table-column">
      <style:table-column-properties style:column-width="3.808cm" style:rel-column-width="14683*"/>
    </style:style>
    <style:style style:name="historico-de-versoes.1" style:family="table-row">
      <style:table-row-properties fo:keep-together="auto"/>
    </style:style>
    <style:style style:name="historico-de-versoe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historico-de-versoe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historico-de-versoes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F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historico-de-versoes.C3" style:family="table-cell">
      <style:table-cell-properties fo:background-color="#dddddd" fo:padding="0cm" fo:border="none" style:writing-mode="page">
        <style:background-image/>
      </style:table-cell-properties>
    </style:style>
    <style:style style:name="historico-de-versoes.D3" style:family="table-cell">
      <style:table-cell-properties fo:background-color="#dddddd" fo:padding="0cm" fo:border="none" style:writing-mode="page">
        <style:background-image/>
      </style:table-cell-properties>
    </style:style>
    <style:style style:name="historico-de-versoes.E3" style:family="table-cell">
      <style:table-cell-properties fo:background-color="#dddddd" fo:padding="0cm" fo:border="none" style:writing-mode="page">
        <style:background-image/>
      </style:table-cell-properties>
    </style:style>
    <style:style style:name="historico-de-versoes.F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F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F5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historico-de-versoes.B7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historico-de-versoes.E7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historico-de-versoes.F7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028de95" officeooo:paragraph-rsid="0028de95"/>
    </style:style>
    <style:style style:name="P2" style:family="paragraph" style:parent-style-name="Table_20_Contents">
      <style:text-properties officeooo:rsid="0028de95" officeooo:paragraph-rsid="0028de95"/>
    </style:style>
    <style:style style:name="P3" style:family="paragraph" style:parent-style-name="Table_20_Contents">
      <style:paragraph-properties fo:text-align="end" style:justify-single-word="false"/>
      <style:text-properties officeooo:rsid="0028de95" officeooo:paragraph-rsid="0028de95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58466" officeooo:paragraph-rsid="0015846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015f3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5f369" officeooo:paragraph-rsid="0015f3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9ecf2" officeooo:paragraph-rsid="0019ec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9ecf2" officeooo:paragraph-rsid="0019ec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23724b" officeooo:paragraph-rsid="0023724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5f369" officeooo:paragraph-rsid="0015f3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5f369" officeooo:paragraph-rsid="0015f3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officeooo:rsid="0028de95" officeooo:paragraph-rsid="0028de95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334b3" officeooo:paragraph-rsid="001334b3" style:font-weight-asian="bold" style:font-weight-complex="bold"/>
    </style:style>
    <style:style style:name="P20" style:family="paragraph" style:parent-style-name="Standard">
      <style:text-properties officeooo:rsid="00148aa4" officeooo:paragraph-rsid="00148aa4"/>
    </style:style>
    <style:style style:name="P21" style:family="paragraph" style:parent-style-name="Standard">
      <style:text-properties officeooo:rsid="00199939" officeooo:paragraph-rsid="00199939"/>
    </style:style>
    <style:style style:name="P22" style:family="paragraph" style:parent-style-name="Standard">
      <style:text-properties officeooo:rsid="001fccac" officeooo:paragraph-rsid="001fccac"/>
    </style:style>
    <style:style style:name="P23" style:family="paragraph" style:parent-style-name="Standard">
      <style:text-properties officeooo:rsid="00272ac1" officeooo:paragraph-rsid="0023bc25"/>
    </style:style>
    <style:style style:name="P2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8aa4" officeooo:paragraph-rsid="00148a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369" officeooo:paragraph-rsid="0015f3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officeooo:rsid="001ee500"/>
    </style:style>
    <style:style style:name="T2" style:family="text">
      <style:text-properties officeooo:rsid="00222a1d"/>
    </style:style>
    <style:style style:name="T3" style:family="text">
      <style:text-properties officeooo:rsid="002397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5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itle"><text:bookmark-start text:name="__RefHeading___Toc112_4051418081"/><text:file-name text:display="name">bpm-note</text:file-name><text:bookmark-end text:name="__RefHeading___Toc112_4051418081"/></text:p>
      <text:p text:style-name="Standard"/>
      <text:p text:style-name="P19">Versão 01-0<text:span text:style-name="T2">2</text:span><text:span text:style-name="T1"> – </text:span><text:span text:style-name="T2">Licença Creative Commons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6"><text:a xlink:type="simple" xlink:href="#__RefHeading___Toc142_4051418081" text:style-name="Index_20_Link" text:visited-style-name="Index_20_Link">Histórico de Versões<text:tab/>3</text:a></text:p>
          <text:p text:style-name="P16"><text:a xlink:type="simple" xlink:href="#__RefHeading___Toc664_2140002878" text:style-name="Index_20_Link" text:visited-style-name="Index_20_Link">Licença Creative Commons<text:tab/>4</text:a></text:p>
          <text:p text:style-name="P16"><text:a xlink:type="simple" xlink:href="#__RefHeading___Toc144_4051418081" text:style-name="Index_20_Link" text:visited-style-name="Index_20_Link">Introdução<text:tab/>5</text:a></text:p>
          <text:p text:style-name="P16"><text:a xlink:type="simple" xlink:href="#__RefHeading___Toc8633_2498696255" text:style-name="Index_20_Link" text:visited-style-name="Index_20_Link">Mind Map<text:tab/>5</text:a></text:p>
          <text:p text:style-name="P16"><text:a xlink:type="simple" xlink:href="#__RefHeading___Toc146_4051418081" text:style-name="Index_20_Link" text:visited-style-name="Index_20_Link">Referência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1"><text:bookmark-start text:name="__RefHeading___Toc142_4051418081"/>Histórico de Versões<text:bookmark-end text:name="__RefHeading___Toc142_4051418081"/></text:h>
      <table:table table:name="historico-de-versoes" table:style-name="historico-de-versoes" table:template-name="Box List Blue">
        <table:table-column table:style-name="historico-de-versoes.A"/>
        <table:table-column table:style-name="historico-de-versoes.B"/>
        <table:table-column table:style-name="historico-de-versoes.C"/>
        <table:table-column table:style-name="historico-de-versoes.D"/>
        <table:table-column table:style-name="historico-de-versoes.E"/>
        <table:table-column table:style-name="historico-de-versoes.F"/>
        <table:table-row table:style-name="historico-de-versoes.1">
          <table:table-cell table:style-name="historico-de-versoes.A1" office:value-type="string">
            <text:p text:style-name="P24">Versão</text:p>
          </table:table-cell>
          <table:table-cell table:style-name="historico-de-versoes.A1" office:value-type="string">
            <text:p text:style-name="P24">Data</text:p>
          </table:table-cell>
          <table:table-cell table:style-name="historico-de-versoes.A1" office:value-type="string">
            <text:p text:style-name="P24">Alteração</text:p>
          </table:table-cell>
          <table:table-cell table:style-name="historico-de-versoes.A1" office:value-type="string">
            <text:p text:style-name="P24">Revisão</text:p>
          </table:table-cell>
          <table:table-cell table:style-name="historico-de-versoes.A1" office:value-type="string">
            <text:p text:style-name="P25">Duração</text:p>
          </table:table-cell>
          <table:table-cell table:style-name="historico-de-versoes.A1" office:value-type="string">
            <text:p text:style-name="P24">Observação</text:p>
          </table:table-cell>
        </table:table-row>
        <table:table-row table:style-name="historico-de-versoes.1">
          <table:table-cell table:style-name="historico-de-versoes.A2" office:value-type="string">
            <text:p text:style-name="P4">v01-00</text:p>
          </table:table-cell>
          <table:table-cell table:style-name="historico-de-versoes.B2">
            <text:p text:style-name="P5"/>
          </table:table-cell>
          <table:table-cell table:style-name="historico-de-versoes.C2" office:value-type="string">
            <text:p text:style-name="P9">Sidney Batista Filho</text:p>
          </table:table-cell>
          <table:table-cell table:style-name="historico-de-versoes.D2" office:value-type="string">
            <text:p text:style-name="P9">Sidney Batista Filho</text:p>
          </table:table-cell>
          <table:table-cell table:style-name="historico-de-versoes.E2" office:value-type="string">
            <text:p text:style-name="P7">01:00:00</text:p>
          </table:table-cell>
          <table:table-cell table:style-name="historico-de-versoes.F2" office:value-type="string">
            <text:p text:style-name="P10">Criação do blueprint.</text:p>
          </table:table-cell>
        </table:table-row>
        <table:table-row table:style-name="historico-de-versoes.1">
          <table:table-cell table:style-name="historico-de-versoes.A5" office:value-type="string">
            <text:p text:style-name="P11">v01-02</text:p>
          </table:table-cell>
          <table:table-cell table:style-name="historico-de-versoes.B3">
            <text:p text:style-name="P5"/>
          </table:table-cell>
          <table:table-cell table:style-name="historico-de-versoes.C3" office:value-type="string">
            <text:p text:style-name="P9">Sidney Batista Filho</text:p>
          </table:table-cell>
          <table:table-cell table:style-name="historico-de-versoes.D3" office:value-type="string">
            <text:p text:style-name="P9">Sidney Batista Filho</text:p>
          </table:table-cell>
          <table:table-cell table:style-name="historico-de-versoes.E3" office:value-type="string">
            <text:p text:style-name="P7">01:00:00</text:p>
          </table:table-cell>
          <table:table-cell table:style-name="historico-de-versoes.F3" office:value-type="string">
            <text:p text:style-name="P8">Licença Creative Commons</text:p>
          </table:table-cell>
        </table:table-row>
        <table:table-row table:style-name="historico-de-versoes.1">
          <table:table-cell table:style-name="historico-de-versoes.A2" office:value-type="string">
            <text:p text:style-name="P5"/>
          </table:table-cell>
          <table:table-cell table:style-name="historico-de-versoes.B2">
            <text:p text:style-name="P5"/>
          </table:table-cell>
          <table:table-cell table:style-name="historico-de-versoes.B2">
            <text:p text:style-name="P6"/>
          </table:table-cell>
          <table:table-cell table:style-name="historico-de-versoes.B2">
            <text:p text:style-name="P6"/>
          </table:table-cell>
          <table:table-cell table:style-name="historico-de-versoes.B2">
            <text:p text:style-name="P6"/>
          </table:table-cell>
          <table:table-cell table:style-name="historico-de-versoes.F4">
            <text:p text:style-name="P8"/>
          </table:table-cell>
        </table:table-row>
        <table:table-row table:style-name="historico-de-versoes.1">
          <table:table-cell table:style-name="historico-de-versoes.A5" office:value-type="string">
            <text:p text:style-name="P5"/>
          </table:table-cell>
          <table:table-cell table:style-name="historico-de-versoes.B3">
            <text:p text:style-name="P5"/>
          </table:table-cell>
          <table:table-cell table:style-name="historico-de-versoes.B3">
            <text:p text:style-name="P6"/>
          </table:table-cell>
          <table:table-cell table:style-name="historico-de-versoes.B3">
            <text:p text:style-name="P6"/>
          </table:table-cell>
          <table:table-cell table:style-name="historico-de-versoes.B3">
            <text:p text:style-name="P6"/>
          </table:table-cell>
          <table:table-cell table:style-name="historico-de-versoes.F5">
            <text:p text:style-name="P8"/>
          </table:table-cell>
        </table:table-row>
        <table:table-row table:style-name="historico-de-versoes.1">
          <table:table-cell table:style-name="historico-de-versoes.A2" office:value-type="string">
            <text:p text:style-name="P5"/>
          </table:table-cell>
          <table:table-cell table:style-name="historico-de-versoes.B2">
            <text:p text:style-name="P5"/>
          </table:table-cell>
          <table:table-cell table:style-name="historico-de-versoes.B2">
            <text:p text:style-name="P6"/>
          </table:table-cell>
          <table:table-cell table:style-name="historico-de-versoes.B2">
            <text:p text:style-name="P6"/>
          </table:table-cell>
          <table:table-cell table:style-name="historico-de-versoes.B2">
            <text:p text:style-name="P7"/>
          </table:table-cell>
          <table:table-cell table:style-name="historico-de-versoes.F4">
            <text:p text:style-name="P8"/>
          </table:table-cell>
        </table:table-row>
        <table:table-row table:style-name="TableLine105553131012864">
          <table:table-cell table:style-name="historico-de-versoes.A7" office:value-type="string">
            <text:p text:style-name="P12">Total</text:p>
          </table:table-cell>
          <table:table-cell table:style-name="historico-de-versoes.B7">
            <text:p text:style-name="P14"/>
          </table:table-cell>
          <table:table-cell table:style-name="historico-de-versoes.B7">
            <text:p text:style-name="P14"/>
          </table:table-cell>
          <table:table-cell table:style-name="historico-de-versoes.B7">
            <text:p text:style-name="P14"/>
          </table:table-cell>
          <table:table-cell table:style-name="historico-de-versoes.E7" office:value-type="string">
            <text:p text:style-name="P13">0<text:span text:style-name="T3">2</text:span>:00:00</text:p>
          </table:table-cell>
          <table:table-cell table:style-name="historico-de-versoes.F7">
            <text:p text:style-name="P1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bookmark-start text:name="__RefHeading___Toc664_2140002878"/>Licença Creative Commons<text:bookmark-end text:name="__RefHeading___Toc664_2140002878"/></text:h>
      <text:p text:style-name="P23"/>
      <text:p text:style-name="Text_20_body"><text:a xlink:type="simple" xlink:href="http://SidneyEducation.com/" office:target-frame-name="_blank" xlink:show="new" text:style-name="Internet_20_link" text:visited-style-name="Visited_20_Internet_20_Link">BPM-Note </text:a>© 2021 by <text:a xlink:type="simple" xlink:href="http://SidneyEducation.com/" office:target-frame-name="_blank" xlink:show="new" text:style-name="Internet_20_link" text:visited-style-name="Visited_20_Internet_20_Link">Sidney Batista Filho </text:a>is licensed under <text:a xlink:type="simple" xlink:href="http://creativecommons.org/licenses/by/4.0/?ref=chooser-v1" office:target-frame-name="_blank" xlink:show="new" text:style-name="Internet_20_link" text:visited-style-name="Visited_20_Internet_20_Link">Attribution 4.0 International </text:a><draw:a xlink:type="simple" xlink:href="http://creativecommons.org/licenses/by/4.0/?ref=chooser-v1" office:target-frame-name="_blank" xlink:show="new"><draw:frame draw:style-name="fr1" draw:name="Figura3" text:anchor-type="as-char" svg:width="0.432cm" svg:height="0.432cm" draw:z-index="6"><draw:image xlink:href="Pictures/100002010000001E0000001E662C9D68EA7CF406.png" xlink:type="simple" xlink:show="embed" xlink:actuate="onLoad" draw:mime-type="image/png"/></draw:frame></draw:a><draw:a xlink:type="simple" xlink:href="http://creativecommons.org/licenses/by/4.0/?ref=chooser-v1" office:target-frame-name="_blank" xlink:show="new"><draw:frame draw:style-name="fr1" draw:name="Figura4" text:anchor-type="as-char" svg:width="0.432cm" svg:height="0.432cm" draw:z-index="7"><draw:image xlink:href="Pictures/100002010000001E0000001E12C2D7D09FCEF3E9.png" xlink:type="simple" xlink:show="embed" xlink:actuate="onLoad" draw:mime-type="image/png"/></draw:frame></draw:a></text:p>
      <text:p text:style-name="Standard"/>
      <text:p text:style-name="Standard"/>
      <text:p text:style-name="Standard"/>
      <text:p text:style-name="Standard"/>
      <text:h text:style-name="P26" text:outline-level="1"><text:bookmark-start text:name="__RefHeading___Toc144_4051418081"/>Introdução<text:bookmark-end text:name="__RefHeading___Toc144_4051418081"/></text:h>
      <text:p text:style-name="P21"/>
      <text:p text:style-name="P21"/>
      <text:p text:style-name="P21"/>
      <text:p text:style-name="P21"/>
      <text:h text:style-name="Heading_20_1" text:outline-level="1"><text:bookmark-start text:name="__RefHeading___Toc8633_2498696255"/>Mind Map<text:bookmark-end text:name="__RefHeading___Toc8633_2498696255"/></text:h>
      <text:p text:style-name="P22">Sugiro o FreeMind.</text:p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6" text:outline-level="1"><text:bookmark-start text:name="__RefHeading___Toc146_4051418081"/>Referência<text:bookmark-end text:name="__RefHeading___Toc146_4051418081"/></text:h>
      <text:p text:style-name="P21"/>
      <text:p text:style-name="P21"/>
      <text:p text:style-name="P21"/>
      <text:p text:style-name="P21"/>
      <text:p text:style-name="P21"/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8cm" style:rel-column-width="2890*"/>
    </style:style>
    <style:style style:name="Tabela1.B" style:family="table-column">
      <style:table-column-properties style:column-width="9.493cm" style:rel-column-width="5382*"/>
    </style:style>
    <style:style style:name="Tabela1.C" style:family="table-column">
      <style:table-column-properties style:column-width="2.409cm" style:rel-column-width="1366*"/>
    </style:style>
    <style:style style:name="Tabela1.A1" style:family="table-cell">
      <style:table-cell-properties fo:padding="0cm" fo:border="none" style:writing-mode="page"/>
    </style:style>
    <style:style style:name="MP1" style:family="paragraph" style:parent-style-name="Footer">
      <style:text-properties officeooo:rsid="0028de95" officeooo:paragraph-rsid="0028de95"/>
    </style:style>
    <style:style style:name="MP2" style:family="paragraph" style:parent-style-name="Table_20_Contents">
      <style:text-properties officeooo:rsid="0028de95" officeooo:paragraph-rsid="0028de95"/>
    </style:style>
    <style:style style:name="MP3" style:family="paragraph" style:parent-style-name="Text_20_body">
      <style:text-properties officeooo:rsid="0028de95" officeooo:paragraph-rsid="0028de95"/>
    </style:style>
    <style:style style:name="MP4" style:family="paragraph" style:parent-style-name="Table_20_Contents">
      <style:paragraph-properties fo:text-align="end" style:justify-single-word="false"/>
      <style:text-properties officeooo:rsid="0028de95" officeooo:paragraph-rsid="0028de95"/>
    </style:style>
    <style:style style:name="MT1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0.5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leLine105553131121920">
            <table:table-cell table:style-name="Tabela1.A1" office:value-type="string">
              <text:p text:style-name="MP2"><text:a xlink:type="simple" xlink:href="http://SidneyEducation.com/" text:style-name="Internet_20_link" text:visited-style-name="Visited_20_Internet_20_Link">http://SidneyEducation.com</text:a> <text:s/></text:p>
            </table:table-cell>
            <table:table-cell table:style-name="Tabela1.A1" office:value-type="string">
              <text:p text:style-name="MP3"><text:a xlink:type="simple" xlink:href="http://SidneyEducation.com/" office:target-frame-name="_blank" xlink:show="new" text:style-name="Internet_20_link" text:visited-style-name="Visited_20_Internet_20_Link">BPM-Note </text:a>© 2021 by <text:a xlink:type="simple" xlink:href="http://SidneyEducation.com/" office:target-frame-name="_blank" xlink:show="new" text:style-name="Internet_20_link" text:visited-style-name="Visited_20_Internet_20_Link">Sidney Batista Filho </text:a>is licensed under <text:a xlink:type="simple" xlink:href="http://creativecommons.org/licenses/by/4.0/?ref=chooser-v1" office:target-frame-name="_blank" xlink:show="new" text:style-name="Internet_20_link" text:visited-style-name="Visited_20_Internet_20_Link">Attribution 4.0 International </text:a><draw:a xlink:type="simple" xlink:href="http://creativecommons.org/licenses/by/4.0/?ref=chooser-v1" office:target-frame-name="_blank" xlink:show="new"><draw:frame draw:style-name="Mfr1" draw:name="Figura1" text:anchor-type="as-char" svg:width="0.432cm" svg:height="0.432cm" draw:z-index="5"><draw:image xlink:href="Pictures/100002010000001E0000001E662C9D68EA7CF406.png" xlink:type="simple" xlink:show="embed" xlink:actuate="onLoad" draw:mime-type="image/png"/></draw:frame></draw:a><draw:a xlink:type="simple" xlink:href="http://creativecommons.org/licenses/by/4.0/?ref=chooser-v1" office:target-frame-name="_blank" xlink:show="new"><draw:frame draw:style-name="Mfr1" draw:name="Figura2" text:anchor-type="as-char" svg:width="0.432cm" svg:height="0.432cm" draw:z-index="13"><draw:image xlink:href="Pictures/100002010000001E0000001E12C2D7D09FCEF3E9.png" xlink:type="simple" xlink:show="embed" xlink:actuate="onLoad" draw:mime-type="image/png"/></draw:frame></draw:a></text:p>
            </table:table-cell>
            <table:table-cell table:style-name="Tabela1.A1" office:value-type="string">
              <text:p text:style-name="MP4">Página <text:page-number text:select-page="current">6</text:page-number><text:s/>de <text:page-count>6</text:page-count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4T09:17:03.810907907</meta:creation-date>
    <dc:date>2021-04-29T20:52:27.425189393</dc:date>
    <meta:editing-duration>PT1H27M8S</meta:editing-duration>
    <meta:editing-cycles>31</meta:editing-cycles>
    <meta:generator>LibreOffice/7.1.2.2$MacOSX_X86_64 LibreOffice_project/8a45595d069ef5570103caea1b71cc9d82b2aae4</meta:generator>
    <meta:document-statistic meta:table-count="2" meta:image-count="4" meta:object-count="0" meta:page-count="6" meta:paragraph-count="36" meta:word-count="96" meta:character-count="654" meta:non-whitespace-character-count="58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01-00 - Criação do blueprint." VL:creator="" dc:date-time="2021-03-14T10:10:32"/>
  <VL:version-entry VL:title="Version2" VL:comment="Versão 01-02 – Licença Creative Commons" VL:creator="" dc:date-time="2021-04-29T20:07:02"/>
</VL:version-list>
</file>